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vertical-align="middle" draw:auto-grow-height="false" fo:min-height="1.518cm" fo:min-width="2.566cm"/>
    </style:style>
    <style:style style:name="gr3" style:family="graphic" style:parent-style-name="standard">
      <style:graphic-properties draw:fill-color="#ff8080" draw:textarea-horizontal-align="justify" draw:textarea-vertical-align="middle" draw:auto-grow-height="false" fo:min-height="1.195cm" fo:min-width="0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0.068cm" fo:min-width="1.057cm"/>
    </style:style>
    <style:style style:name="gr5" style:family="graphic" style:parent-style-name="standard">
      <style:graphic-properties svg:stroke-color="#000000" draw:fill-color="#ff8080" draw:textarea-horizontal-align="justify" draw:textarea-vertical-align="middle" draw:auto-grow-height="false" fo:min-height="0.195cm" fo:min-width="1.612cm"/>
    </style:style>
    <style:style style:name="gr6" style:family="graphic" style:parent-style-name="standard">
      <style:graphic-properties draw:fill-color="#ff8080" draw:textarea-horizontal-align="justify" draw:textarea-vertical-align="middle" draw:auto-grow-height="false" fo:min-height="1.08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8080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5.445cm" svg:y1="6.842cm" svg:x2="5.445cm" svg:y2="8.62cm">
          <text:p/>
        </draw:line>
        <draw:line draw:style-name="gr1" draw:text-style-name="P1" draw:layer="layout" svg:x1="19.288cm" svg:y1="7.731cm" svg:x2="17.51cm" svg:y2="7.731cm">
          <text:p/>
        </draw:line>
        <draw:line draw:style-name="gr1" draw:text-style-name="P1" draw:layer="layout" svg:x1="14.716cm" svg:y1="17.129cm" svg:x2="14.716cm" svg:y2="15.478cm">
          <text:p/>
        </draw:line>
        <draw:line draw:style-name="gr1" draw:text-style-name="P1" draw:layer="layout" svg:x1="8.239cm" svg:y1="16.494cm" svg:x2="10.144cm" svg:y2="16.494cm">
          <text:p/>
        </draw:line>
        <draw:custom-shape draw:style-name="gr2" draw:text-style-name="P1" draw:layer="layout" svg:width="3.262cm" svg:height="1.964cm" svg:x="7.518cm" svg:y="3.668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508cm" svg:height="1.651cm" svg:x="14.589cm" svg:y="3.92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778cm" svg:height="0.635cm" svg:x="17.51cm" svg:y="13.06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2.413cm" svg:height="0.889cm" svg:x="7.985cm" svg:y="4.3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0.889cm" svg:height="1.524cm" svg:x="4.937cm" svg:y="12.81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opacity draw:name="Transparency_20_1" draw:display-name="Transparency 1" draw:style="axial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opacity-name="Transparency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fill="none" draw:textarea-vertical-align="middle" draw:auto-grow-height="false" fo:min-height="1.518cm" fo:min-width="2.566cm"/>
    </style:style>
    <style:style style:name="Mgr2" style:family="graphic" style:parent-style-name="standard">
      <style:graphic-properties draw:fill-color="#ff420e" draw:textarea-horizontal-align="justify" draw:textarea-vertical-align="middle" draw:auto-grow-height="false" fo:min-height="8.304cm" fo:min-width="8.563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-color="#ff420e"/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3.262cm" svg:height="1.964cm" svg:x="13.217cm" svg:y="3.667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  <draw:custom-shape draw:style-name="Mgr2" draw:text-style-name="MP2" draw:layer="backgroundobjects" svg:width="9.063cm" svg:height="8.554cm" svg:x="7.558cm" svg:y="6.397cm">
        <text:p/>
        <draw:enhanced-geometry svg:viewBox="0 0 21600 21600" draw:glue-points="10800 0 0 10800 10800 21600 21600 10800" draw:type="flowchart-process" draw:enhanced-path="M 0 0 L 21600 0 21600 21600 0 21600 0 0 Z N"/>
      </draw:custom-shape>
      <draw:custom-shape draw:style-name="Mgr1" draw:text-style-name="MP1" draw:layer="backgroundobjects" svg:width="3.262cm" svg:height="1.964cm" svg:x="7.518cm" svg:y="3.668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3.262cm" svg:height="1.964cm" svg:x="16.918cm" svg:y="6.768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3.262cm" svg:height="1.964cm" svg:x="16.918cm" svg:y="12.368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3.262cm" svg:height="1.964cm" svg:x="13.118cm" svg:y="15.568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3.262cm" svg:height="1.964cm" svg:x="7.518cm" svg:y="15.568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3.262cm" svg:height="1.964cm" svg:x="3.818cm" svg:y="12.668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  <draw:custom-shape draw:style-name="Mgr1" draw:text-style-name="MP1" draw:layer="backgroundobjects" svg:width="3.262cm" svg:height="1.964cm" svg:x="3.818cm" svg:y="6.668cm">
        <text:p/>
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<draw:equation draw:name="f0" draw:formula="left+$0 "/>
          <draw:equation draw:name="f1" draw:formula="top+$0 "/>
          <draw:equation draw:name="f2" draw:formula="bottom-$0 "/>
          <draw:equation draw:name="f3" draw:formula="right-$0 "/>
          <draw:equation draw:name="f4" draw:formula="-(sin(45*(pi/180))*($0 -10800)-cos(45*(pi/180))*(0-10800))+10800"/>
          <draw:equation draw:name="f5" draw:formula="?f4 -10800"/>
          <draw:equation draw:name="f6" draw:formula="-$0 "/>
          <draw:equation draw:name="f7" draw:formula="?f6 -?f5 "/>
          <draw:equation draw:name="f8" draw:formula="left-?f7 "/>
          <draw:equation draw:name="f9" draw:formula="top-?f7 "/>
          <draw:equation draw:name="f10" draw:formula="right+?f7 "/>
          <draw:equation draw:name="f11" draw:formula="bottom+?f7 "/>
          <draw:equation draw:name="f12" draw:formula="left-?f5 "/>
          <draw:equation draw:name="f13" draw:formula="top-?f5 "/>
          <draw:equation draw:name="f14" draw:formula="right+?f5 "/>
          <draw:equation draw:name="f15" draw:formula="bottom+?f5 "/>
          <draw:handle draw:handle-position="$0 top" draw:handle-switched="true" draw:handle-range-x-minimum="0" draw:handle-range-x-maximum="10800"/>
        </draw:enhanced-geometry>
      </draw:custom-shap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0T14:13:41.426478000</meta:creation-date>
    <dc:date>2015-08-21T11:54:30.366446000</dc:date>
    <meta:editing-duration>PT21H11M26S</meta:editing-duration>
    <meta:editing-cycles>2</meta:editing-cycles>
    <meta:generator>LibreOffice/4.4.5.2$MacOSX_X86_64 LibreOffice_project/a22f674fd25a3b6f45bdebf25400ed2adff0ff99</meta:generator>
    <meta:document-statistic meta:object-count="18"/>
  </office:meta>
</office:document-meta>
</file>